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8cm"/>
    </style:style>
    <style:style style:name="co2" style:family="table-column">
      <style:table-column-properties fo:break-before="auto" style:column-width="12.121cm"/>
    </style:style>
    <style:style style:name="co3" style:family="table-column">
      <style:table-column-properties fo:break-before="auto" style:column-width="13.668cm"/>
    </style:style>
    <style:style style:name="co4" style:family="table-column">
      <style:table-column-properties fo:break-before="auto" style:column-width="8.017cm"/>
    </style:style>
    <style:style style:name="co5" style:family="table-column">
      <style:table-column-properties fo:break-before="auto" style:column-width="3.016cm"/>
    </style:style>
    <style:style style:name="co6" style:family="table-column">
      <style:table-column-properties fo:break-before="auto" style:column-width="1.535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328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end" fo:margin-left="0cm"/>
      <style:text-properties style:font-name="Liberation Serif" fo:font-size="10pt" style:font-name-asian="Segoe UI" style:font-size-asian="10pt" style:font-name-complex="Tahoma" style:font-size-complex="10pt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end" fo:margin-left="0cm"/>
    </style:style>
    <style:style style:name="ce21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cm"/>
    </style:style>
    <style:style style:name="ce15" style:family="table-cell" style:parent-style-name="Default" style:data-style-name="N0">
      <style:table-cell-properties fo:background-color="transparent" fo:wrap-option="wrap" fo:border="0.06pt solid #000000" style:vertical-align="middle"/>
    </style:style>
    <style:style style:name="ce4" style:family="table-cell" style:parent-style-name="Default" style:data-style-name="N0">
      <style:table-cell-properties fo:wrap-option="wrap" fo:border="0.06pt solid #000000" style:vertical-align="top"/>
    </style:style>
    <style:style style:name="ce24" style:family="table-cell" style:parent-style-name="Default" style:data-style-name="N0">
      <style:table-cell-properties fo:wrap-option="wrap" fo:border="0.06pt solid #000000" style:vertical-align="top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wrap-option="wrap" fo:border="0.06pt solid #000000" style:vertical-align="automatic"/>
    </style:style>
    <style:style style:name="ce28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cm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wrap-option="wrap" fo:border="0.06pt solid #000000" style:vertical-align="automatic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>
      <style:table-cell-properties fo:background-color="#e2efda" style:text-align-source="fix" style:repeat-content="false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#e2efda" fo:wrap-option="wrap" fo:border="0.06pt solid #000000" style:vertical-align="top"/>
    </style:style>
    <style:style style:name="ce11" style:family="table-cell" style:parent-style-name="Default" style:data-style-name="N0">
      <style:table-cell-properties fo:background-color="#e2efda"/>
    </style:style>
    <style:style style:name="ce3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  <style:map style:condition="cell-content()=&quot;Non saisie&quot;" style:apply-style-name="cf7" style:base-cell-address="Test_fonctionnel.A1"/>
      <style:map style:condition="cell-content()=&quot;Non conforme&quot;" style:apply-style-name="cf6" style:base-cell-address="Test_fonctionnel.A1"/>
      <style:map style:condition="cell-content()=&quot;Conforme&quot;" style:apply-style-name="cf5" style:base-cell-address="Test_fonctionnel.A1"/>
      <style:map style:condition="cell-content()=0" style:apply-style-name="cf10" style:base-cell-address="Test_fonctionnel.A1"/>
    </style:style>
    <style:style style:name="ce33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top"/>
      <style:paragraph-properties fo:text-align="center"/>
      <style:map style:condition="cell-content()=&quot;Non saisie&quot;" style:apply-style-name="cf7" style:base-cell-address="Test_fonctionnel.A1"/>
      <style:map style:condition="cell-content()=&quot;Non conforme&quot;" style:apply-style-name="cf6" style:base-cell-address="Test_fonctionnel.A1"/>
      <style:map style:condition="cell-content()=&quot;Conforme&quot;" style:apply-style-name="cf5" style:base-cell-address="Test_fonctionnel.A1"/>
      <style:map style:condition="cell-content()=0" style:apply-style-name="cf10" style:base-cell-address="Test_fonctionnel.A1"/>
    </style:style>
    <style:style style:name="ce3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map style:condition="cell-content()=&quot;Non saisie&quot;" style:apply-style-name="cf7" style:base-cell-address="Test_fonctionnel.A1"/>
      <style:map style:condition="cell-content()=&quot;Non conforme&quot;" style:apply-style-name="cf6" style:base-cell-address="Test_fonctionnel.A1"/>
      <style:map style:condition="cell-content()=&quot;Conforme&quot;" style:apply-style-name="cf5" style:base-cell-address="Test_fonctionnel.A1"/>
      <style:map style:condition="cell-content()=0" style:apply-style-name="cf10" style:base-cell-address="Test_fonctionnel.A1"/>
    </style:style>
    <style:style style:name="ce35" style:family="table-cell" style:parent-style-name="Default">
      <style:map style:condition="cell-content()=&quot;Non saisie&quot;" style:apply-style-name="cf7" style:base-cell-address="Test_fonctionnel.A1"/>
      <style:map style:condition="cell-content()=&quot;Non conforme&quot;" style:apply-style-name="cf6" style:base-cell-address="Test_fonctionnel.A1"/>
      <style:map style:condition="cell-content()=&quot;Conforme&quot;" style:apply-style-name="cf5" style:base-cell-address="Test_fonctionnel.A1"/>
      <style:map style:condition="cell-content()=0" style:apply-style-name="cf10" style:base-cell-address="Test_fonctionnel.A1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est_fonctionnel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8"/>
        <table:table-column table:style-name="co8" table:number-columns-repeated="15360"/>
        <table:table-row table:style-name="ro1">
          <table:table-cell table:style-name="ce14" office:value-type="string" calcext:value-type="string" table:number-columns-spanned="1" table:number-rows-spanned="3">
            <text:p>Description du jeu de test</text:p>
          </table:table-cell>
          <table:table-cell table:style-name="ce15" office:value-type="string" calcext:value-type="string" table:number-columns-spanned="5" table:number-rows-spanned="3">
            <text:p>Test de l’USR 6 : Saisir rapport de visite</text:p>
          </table:table-cell>
          <table:covered-table-cell table:number-columns-repeated="4"/>
          <table:table-cell table:style-name="ce6" table:number-columns-repeated="16378"/>
        </table:table-row>
        <table:table-row table:style-name="ro1">
          <table:covered-table-cell table:number-columns-repeated="6"/>
          <table:table-cell table:style-name="ce6" table:number-columns-repeated="16378"/>
        </table:table-row>
        <table:table-row table:style-name="ro1">
          <table:covered-table-cell table:number-columns-repeated="6"/>
          <table:table-cell table:style-name="ce6" table:number-columns-repeated="16378"/>
        </table:table-row>
        <table:table-row table:style-name="ro2">
          <table:table-cell table:style-name="ce2" office:value-type="string" calcext:value-type="string">
            <text:p>Étapes du cas testées</text:p>
          </table:table-cell>
          <table:table-cell table:style-name="ce2" office:value-type="string" calcext:value-type="string">
            <text:p>Description du test effectué</text:p>
          </table:table-cell>
          <table:table-cell table:style-name="ce2" office:value-type="string" calcext:value-type="string">
            <text:p>Résultat attendu</text:p>
          </table:table-cell>
          <table:table-cell table:style-name="ce3" office:value-type="string" calcext:value-type="string">
            <text:p>Résultat obtenu</text:p>
          </table:table-cell>
          <table:table-cell table:style-name="ce32" office:value-type="string" calcext:value-type="string" table:number-columns-spanned="2" table:number-rows-spanned="1">
            <text:p>Conformité</text:p>
          </table:table-cell>
          <table:covered-table-cell/>
          <table:table-cell table:style-name="ce6" table:number-columns-repeated="16378"/>
        </table:table-row>
        <table:table-row table:style-name="ro3">
          <table:table-cell table:style-name="ce16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Le visiteur demande la saisie, remplit tous les champs, coche "saisie définitive" et enregistre.</text:span></text:p>
            <text:p><text:span text:style-name="T1"/></text:p>
          </table:table-cell>
          <table:table-cell table:style-name="ce4" office:value-type="string" calcext:value-type="string">
            <text:p><text:span text:style-name="T1">Un écran vierge s'affiche. Le système enregistre le rapport à l'état "Validé" et affiche une confirmation.</text:span></text:p>
            <text:p><text:span text:style-name="T1"/></text:p>
          </table:table-cell>
          <table:table-cell table:style-name="ce5" office:value-type="string" calcext:value-type="string">
            <text:p><text:span text:style-name="T1">Le système a bien enregistré le rapport à l'état "Validé" et affiché la confirmation.</text:span></text:p>
            <text:p><text:span text:style-name="T1"/></text:p>
          </table:table-cell>
          <table:table-cell table:style-name="ce33" office:value-type="string" calcext:value-type="string">
            <text:p>OK</text:p>
          </table:table-cell>
          <table:table-cell table:style-name="ce7"/>
          <table:table-cell table:style-name="ce6" table:number-columns-repeated="16378"/>
        </table:table-row>
        <table:table-row table:style-name="ro3">
          <table:table-cell table:style-name="ce20" office:value-type="string" calcext:value-type="string">
            <text:p>2-a</text:p>
          </table:table-cell>
          <table:table-cell table:style-name="ce24" office:value-type="string" calcext:value-type="string">
            <text:p>Le visiteur demande la saisie alors qu'il existe des rapports "non validés" (en cours).</text:p>
            <text:p/>
          </table:table-cell>
          <table:table-cell table:style-name="ce4" office:value-type="string" calcext:value-type="string">
            <text:p><text:span text:style-name="T1">Le système affiche la liste des rapports en cours et propose d'en sélectionner un ou d'en créer un nouveau.</text:span></text:p>
            <text:p><text:span text:style-name="T1"/></text:p>
          </table:table-cell>
          <table:table-cell table:style-name="ce5" office:value-type="string" calcext:value-type="string">
            <text:p><text:span text:style-name="T1">La liste des rapports en cours s'est affichée correctement.</text:span></text:p>
            <text:p><text:span text:style-name="T1"/></text:p>
          </table:table-cell>
          <table:table-cell table:style-name="ce33" office:value-type="string" calcext:value-type="string">
            <text:p>OK</text:p>
          </table:table-cell>
          <table:table-cell table:style-name="ce7"/>
          <table:table-cell table:style-name="ce6" table:number-columns-repeated="16378"/>
        </table:table-row>
        <table:table-row table:style-name="ro3">
          <table:table-cell table:style-name="ce20" office:value-type="string" calcext:value-type="string">
            <text:p>2-a.1</text:p>
          </table:table-cell>
          <table:table-cell table:style-name="ce8" office:value-type="string" calcext:value-type="string">
            <text:p><text:span text:style-name="T1">Dans la liste des rapports en cours (voir test précédent), le visiteur sélectionne un rapport.</text:span></text:p>
            <text:p><text:span text:style-name="T1"/></text:p>
          </table:table-cell>
          <table:table-cell table:style-name="ce27" office:value-type="string" calcext:value-type="string">
            <text:p>Le système affiche l'écran de saisie pré-rempli avec les données du rapport sélectionné.</text:p>
            <text:p/>
          </table:table-cell>
          <table:table-cell table:style-name="ce5" office:value-type="string" calcext:value-type="string">
            <text:p><text:span text:style-name="T1">L'écran s'est ouvert avec les données du rapport pré-remplies.</text:span></text:p>
            <text:p><text:span text:style-name="T1"/></text:p>
          </table:table-cell>
          <table:table-cell table:style-name="ce33" office:value-type="string" calcext:value-type="string">
            <text:p>OK</text:p>
          </table:table-cell>
          <table:table-cell table:style-name="ce7"/>
          <table:table-cell table:style-name="ce6" table:number-columns-repeated="16378"/>
        </table:table-row>
        <table:table-row table:style-name="ro3">
          <table:table-cell table:style-name="ce20" office:value-type="string" calcext:value-type="string">
            <text:p>3-a</text:p>
          </table:table-cell>
          <table:table-cell table:style-name="ce4" office:value-type="string" calcext:value-type="string">
            <text:p><text:span text:style-name="T1">Le visiteur remplit le rapport sans saisir de médicament présenté et enregistre.</text:span></text:p>
            <text:p><text:span text:style-name="T1"/></text:p>
          </table:table-cell>
          <table:table-cell table:style-name="ce24" office:value-type="string" calcext:value-type="string">
            <text:p>Le système affiche un message et demande de confirmer l'enregistrement.</text:p>
            <text:p/>
          </table:table-cell>
          <table:table-cell table:style-name="ce5" office:value-type="string" calcext:value-type="string">
            <text:p><text:span text:style-name="T1">Le système a affiché l'alerte demandant confirmation pour l'absence de médicament.</text:span></text:p>
            <text:p><text:span text:style-name="T1"/></text:p>
          </table:table-cell>
          <table:table-cell table:style-name="ce33" office:value-type="string" calcext:value-type="string">
            <text:p>OK</text:p>
          </table:table-cell>
          <table:table-cell table:style-name="ce7"/>
          <table:table-cell table:style-name="ce6" table:number-columns-repeated="16378"/>
        </table:table-row>
        <table:table-row table:style-name="ro3">
          <table:table-cell table:style-name="ce21" office:value-type="string" calcext:value-type="string">
            <text:p>3-b</text:p>
          </table:table-cell>
          <table:table-cell table:style-name="ce28" office:value-type="string" calcext:value-type="string">
            <text:p>Le visiteur remplit le rapport sans saisir de quantité d'échantillon et enregistre.</text:p>
          </table:table-cell>
          <table:table-cell table:style-name="ce30" office:value-type="string" calcext:value-type="string">
            <text:p>Le système affiche un message et demande de confirmer l'enregistrement.</text:p>
            <text:p/>
          </table:table-cell>
          <table:table-cell table:style-name="ce5" office:value-type="string" calcext:value-type="string">
            <text:p><text:span text:style-name="T1">Le système a affiché l'alerte demandant confirmation pour l'absence d'échantillon.</text:span></text:p>
            <text:p><text:span text:style-name="T1"/></text:p>
          </table:table-cell>
          <table:table-cell table:style-name="ce33" office:value-type="string" calcext:value-type="string">
            <text:p>OK</text:p>
          </table:table-cell>
          <table:table-cell table:style-name="ce7"/>
          <table:table-cell table:style-name="ce6" table:number-columns-repeated="16378"/>
        </table:table-row>
        <table:table-row table:style-name="ro3">
          <table:table-cell table:style-name="ce21" office:value-type="string" calcext:value-type="string">
            <text:p>3-c</text:p>
          </table:table-cell>
          <table:table-cell table:style-name="ce8" office:value-type="string" calcext:value-type="string">
            <text:p><text:span text:style-name="T1">Le visiteur coche "saisie définitive" mais laisse un champ obligatoire vide (ex: date visite, motif, bilan...).</text:span></text:p>
            <text:p><text:span text:style-name="T1"/></text:p>
          </table:table-cell>
          <table:table-cell table:style-name="ce8" office:value-type="string" calcext:value-type="string">
            <text:p><text:span text:style-name="T1">Le système refuse l'enregistrement et affiche un message d'erreur indiquant l'information manquante.</text:span></text:p>
            <text:p><text:span text:style-name="T1"/></text:p>
          </table:table-cell>
          <table:table-cell table:style-name="ce5" office:value-type="string" calcext:value-type="string">
            <text:p><text:span text:style-name="T1">Le message d'erreur signalant le champ vide est apparu comme prévu.</text:span></text:p>
            <text:p><text:span text:style-name="T1"/></text:p>
          </table:table-cell>
          <table:table-cell table:style-name="ce33" office:value-type="string" calcext:value-type="string">
            <text:p>OK</text:p>
          </table:table-cell>
          <table:table-cell table:style-name="ce7"/>
          <table:table-cell table:style-name="ce6" table:number-columns-repeated="16378"/>
        </table:table-row>
        <table:table-row table:style-name="ro3">
          <table:table-cell table:style-name="ce21" office:value-type="string" calcext:value-type="string">
            <text:p>3-d</text:p>
          </table:table-cell>
          <table:table-cell table:style-name="ce8" office:value-type="string" calcext:value-type="string">
            <text:p><text:span text:style-name="T1">Le visiteur sélectionne le motif "Autre", coche "saisie définitive", mais ne remplit pas le champ texte "Motif autre".</text:span></text:p>
            <text:p><text:span text:style-name="T1"/></text:p>
          </table:table-cell>
          <table:table-cell table:style-name="ce9" office:value-type="string" calcext:value-type="string">
            <text:p><text:span text:style-name="T1">Le système refuse l'enregistrement et affiche le message : "Veuillez saisir le motif autre".</text:span></text:p>
            <text:p><text:span text:style-name="T1"/></text:p>
          </table:table-cell>
          <table:table-cell table:style-name="ce5" office:value-type="string" calcext:value-type="string">
            <text:p><text:span text:style-name="T1">Le message "Veuillez saisir le motif autre" s'est affiché.</text:span></text:p>
            <text:p><text:span text:style-name="T1"/></text:p>
          </table:table-cell>
          <table:table-cell table:style-name="ce33" office:value-type="string" calcext:value-type="string">
            <text:p>OK</text:p>
          </table:table-cell>
          <table:table-cell table:style-name="ce7"/>
          <table:table-cell table:style-name="ce6" table:number-columns-repeated="16378"/>
        </table:table-row>
        <table:table-row table:style-name="ro4">
          <table:table-cell table:style-name="ce21"/>
          <table:table-cell table:style-name="ce8"/>
          <table:table-cell table:style-name="ce9"/>
          <table:table-cell table:style-name="ce11"/>
          <table:table-cell table:style-name="ce33" table:formula="of:=IF(EXACT([.B12]; &quot;&quot;); &quot;&quot;; IF(EXACT([.F12]; &quot;&quot;); &quot;Non saisie&quot;; IF(EXACT([.F12]; &quot;ok&quot;); &quot;Conforme&quot;; &quot;Non conforme&quot;)))">
            <text:p/>
          </table:table-cell>
          <table:table-cell table:style-name="ce7"/>
          <table:table-cell table:style-name="ce6" table:number-columns-repeated="16378"/>
        </table:table-row>
        <table:table-row table:style-name="ro4">
          <table:table-cell/>
          <table:table-cell table:style-name="ce8"/>
          <table:table-cell table:style-name="ce9"/>
          <table:table-cell table:style-name="ce11"/>
          <table:table-cell table:style-name="ce33"/>
          <table:table-cell table:style-name="ce7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17]; &quot;&quot;); &quot;&quot;; IF(EXACT([.$F14]; &quot;&quot;); &quot;Non saisie&quot;; IF(EXACT([.$F1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18]; &quot;&quot;); &quot;&quot;; IF(EXACT([.$F15]; &quot;&quot;); &quot;Non saisie&quot;; IF(EXACT([.$F1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19]; &quot;&quot;); &quot;&quot;; IF(EXACT([.$F16]; &quot;&quot;); &quot;Non saisie&quot;; IF(EXACT([.$F1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20]; &quot;&quot;); &quot;&quot;; IF(EXACT([.$F17]; &quot;&quot;); &quot;Non saisie&quot;; IF(EXACT([.$F1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21]; &quot;&quot;); &quot;&quot;; IF(EXACT([.$F18]; &quot;&quot;); &quot;Non saisie&quot;; IF(EXACT([.$F1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22]; &quot;&quot;); &quot;&quot;; IF(EXACT([.$F19]; &quot;&quot;); &quot;Non saisie&quot;; IF(EXACT([.$F1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23]; &quot;&quot;); &quot;&quot;; IF(EXACT([.$F20]; &quot;&quot;); &quot;Non saisie&quot;; IF(EXACT([.$F2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24]; &quot;&quot;); &quot;&quot;; IF(EXACT([.$F21]; &quot;&quot;); &quot;Non saisie&quot;; IF(EXACT([.$F2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25]; &quot;&quot;); &quot;&quot;; IF(EXACT([.$F22]; &quot;&quot;); &quot;Non saisie&quot;; IF(EXACT([.$F2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26]; &quot;&quot;); &quot;&quot;; IF(EXACT([.$F23]; &quot;&quot;); &quot;Non saisie&quot;; IF(EXACT([.$F2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27]; &quot;&quot;); &quot;&quot;; IF(EXACT([.$F24]; &quot;&quot;); &quot;Non saisie&quot;; IF(EXACT([.$F2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28]; &quot;&quot;); &quot;&quot;; IF(EXACT([.$F25]; &quot;&quot;); &quot;Non saisie&quot;; IF(EXACT([.$F2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29]; &quot;&quot;); &quot;&quot;; IF(EXACT([.$F26]; &quot;&quot;); &quot;Non saisie&quot;; IF(EXACT([.$F2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30]; &quot;&quot;); &quot;&quot;; IF(EXACT([.$F27]; &quot;&quot;); &quot;Non saisie&quot;; IF(EXACT([.$F2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31]; &quot;&quot;); &quot;&quot;; IF(EXACT([.$F28]; &quot;&quot;); &quot;Non saisie&quot;; IF(EXACT([.$F2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32]; &quot;&quot;); &quot;&quot;; IF(EXACT([.$F29]; &quot;&quot;); &quot;Non saisie&quot;; IF(EXACT([.$F2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33]; &quot;&quot;); &quot;&quot;; IF(EXACT([.$F30]; &quot;&quot;); &quot;Non saisie&quot;; IF(EXACT([.$F3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34]; &quot;&quot;); &quot;&quot;; IF(EXACT([.$F31]; &quot;&quot;); &quot;Non saisie&quot;; IF(EXACT([.$F3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35]; &quot;&quot;); &quot;&quot;; IF(EXACT([.$F32]; &quot;&quot;); &quot;Non saisie&quot;; IF(EXACT([.$F3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36]; &quot;&quot;); &quot;&quot;; IF(EXACT([.$F33]; &quot;&quot;); &quot;Non saisie&quot;; IF(EXACT([.$F3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37]; &quot;&quot;); &quot;&quot;; IF(EXACT([.$F34]; &quot;&quot;); &quot;Non saisie&quot;; IF(EXACT([.$F3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38]; &quot;&quot;); &quot;&quot;; IF(EXACT([.$F35]; &quot;&quot;); &quot;Non saisie&quot;; IF(EXACT([.$F3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39]; &quot;&quot;); &quot;&quot;; IF(EXACT([.$F36]; &quot;&quot;); &quot;Non saisie&quot;; IF(EXACT([.$F3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40]; &quot;&quot;); &quot;&quot;; IF(EXACT([.$F37]; &quot;&quot;); &quot;Non saisie&quot;; IF(EXACT([.$F3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41]; &quot;&quot;); &quot;&quot;; IF(EXACT([.$F38]; &quot;&quot;); &quot;Non saisie&quot;; IF(EXACT([.$F3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42]; &quot;&quot;); &quot;&quot;; IF(EXACT([.$F39]; &quot;&quot;); &quot;Non saisie&quot;; IF(EXACT([.$F3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43]; &quot;&quot;); &quot;&quot;; IF(EXACT([.$F40]; &quot;&quot;); &quot;Non saisie&quot;; IF(EXACT([.$F4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44]; &quot;&quot;); &quot;&quot;; IF(EXACT([.$F41]; &quot;&quot;); &quot;Non saisie&quot;; IF(EXACT([.$F4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45]; &quot;&quot;); &quot;&quot;; IF(EXACT([.$F42]; &quot;&quot;); &quot;Non saisie&quot;; IF(EXACT([.$F4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46]; &quot;&quot;); &quot;&quot;; IF(EXACT([.$F43]; &quot;&quot;); &quot;Non saisie&quot;; IF(EXACT([.$F4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47]; &quot;&quot;); &quot;&quot;; IF(EXACT([.$F44]; &quot;&quot;); &quot;Non saisie&quot;; IF(EXACT([.$F4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48]; &quot;&quot;); &quot;&quot;; IF(EXACT([.$F45]; &quot;&quot;); &quot;Non saisie&quot;; IF(EXACT([.$F4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49]; &quot;&quot;); &quot;&quot;; IF(EXACT([.$F46]; &quot;&quot;); &quot;Non saisie&quot;; IF(EXACT([.$F4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50]; &quot;&quot;); &quot;&quot;; IF(EXACT([.$F47]; &quot;&quot;); &quot;Non saisie&quot;; IF(EXACT([.$F4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51]; &quot;&quot;); &quot;&quot;; IF(EXACT([.$F48]; &quot;&quot;); &quot;Non saisie&quot;; IF(EXACT([.$F4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52]; &quot;&quot;); &quot;&quot;; IF(EXACT([.$F49]; &quot;&quot;); &quot;Non saisie&quot;; IF(EXACT([.$F4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53]; &quot;&quot;); &quot;&quot;; IF(EXACT([.$F50]; &quot;&quot;); &quot;Non saisie&quot;; IF(EXACT([.$F5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54]; &quot;&quot;); &quot;&quot;; IF(EXACT([.$F51]; &quot;&quot;); &quot;Non saisie&quot;; IF(EXACT([.$F5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55]; &quot;&quot;); &quot;&quot;; IF(EXACT([.$F52]; &quot;&quot;); &quot;Non saisie&quot;; IF(EXACT([.$F5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56]; &quot;&quot;); &quot;&quot;; IF(EXACT([.$F53]; &quot;&quot;); &quot;Non saisie&quot;; IF(EXACT([.$F5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57]; &quot;&quot;); &quot;&quot;; IF(EXACT([.$F54]; &quot;&quot;); &quot;Non saisie&quot;; IF(EXACT([.$F5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58]; &quot;&quot;); &quot;&quot;; IF(EXACT([.$F55]; &quot;&quot;); &quot;Non saisie&quot;; IF(EXACT([.$F5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59]; &quot;&quot;); &quot;&quot;; IF(EXACT([.$F56]; &quot;&quot;); &quot;Non saisie&quot;; IF(EXACT([.$F5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60]; &quot;&quot;); &quot;&quot;; IF(EXACT([.$F57]; &quot;&quot;); &quot;Non saisie&quot;; IF(EXACT([.$F5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61]; &quot;&quot;); &quot;&quot;; IF(EXACT([.$F58]; &quot;&quot;); &quot;Non saisie&quot;; IF(EXACT([.$F5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62]; &quot;&quot;); &quot;&quot;; IF(EXACT([.$F59]; &quot;&quot;); &quot;Non saisie&quot;; IF(EXACT([.$F5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63]; &quot;&quot;); &quot;&quot;; IF(EXACT([.$F60]; &quot;&quot;); &quot;Non saisie&quot;; IF(EXACT([.$F6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64]; &quot;&quot;); &quot;&quot;; IF(EXACT([.$F61]; &quot;&quot;); &quot;Non saisie&quot;; IF(EXACT([.$F6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65]; &quot;&quot;); &quot;&quot;; IF(EXACT([.$F62]; &quot;&quot;); &quot;Non saisie&quot;; IF(EXACT([.$F6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66]; &quot;&quot;); &quot;&quot;; IF(EXACT([.$F63]; &quot;&quot;); &quot;Non saisie&quot;; IF(EXACT([.$F6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67]; &quot;&quot;); &quot;&quot;; IF(EXACT([.$F64]; &quot;&quot;); &quot;Non saisie&quot;; IF(EXACT([.$F6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68]; &quot;&quot;); &quot;&quot;; IF(EXACT([.$F65]; &quot;&quot;); &quot;Non saisie&quot;; IF(EXACT([.$F6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69]; &quot;&quot;); &quot;&quot;; IF(EXACT([.$F66]; &quot;&quot;); &quot;Non saisie&quot;; IF(EXACT([.$F6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70]; &quot;&quot;); &quot;&quot;; IF(EXACT([.$F67]; &quot;&quot;); &quot;Non saisie&quot;; IF(EXACT([.$F6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71]; &quot;&quot;); &quot;&quot;; IF(EXACT([.$F68]; &quot;&quot;); &quot;Non saisie&quot;; IF(EXACT([.$F6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72]; &quot;&quot;); &quot;&quot;; IF(EXACT([.$F69]; &quot;&quot;); &quot;Non saisie&quot;; IF(EXACT([.$F6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73]; &quot;&quot;); &quot;&quot;; IF(EXACT([.$F70]; &quot;&quot;); &quot;Non saisie&quot;; IF(EXACT([.$F7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74]; &quot;&quot;); &quot;&quot;; IF(EXACT([.$F71]; &quot;&quot;); &quot;Non saisie&quot;; IF(EXACT([.$F7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75]; &quot;&quot;); &quot;&quot;; IF(EXACT([.$F72]; &quot;&quot;); &quot;Non saisie&quot;; IF(EXACT([.$F7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76]; &quot;&quot;); &quot;&quot;; IF(EXACT([.$F73]; &quot;&quot;); &quot;Non saisie&quot;; IF(EXACT([.$F7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77]; &quot;&quot;); &quot;&quot;; IF(EXACT([.$F74]; &quot;&quot;); &quot;Non saisie&quot;; IF(EXACT([.$F7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78]; &quot;&quot;); &quot;&quot;; IF(EXACT([.$F75]; &quot;&quot;); &quot;Non saisie&quot;; IF(EXACT([.$F7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79]; &quot;&quot;); &quot;&quot;; IF(EXACT([.$F76]; &quot;&quot;); &quot;Non saisie&quot;; IF(EXACT([.$F7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80]; &quot;&quot;); &quot;&quot;; IF(EXACT([.$F77]; &quot;&quot;); &quot;Non saisie&quot;; IF(EXACT([.$F7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81]; &quot;&quot;); &quot;&quot;; IF(EXACT([.$F78]; &quot;&quot;); &quot;Non saisie&quot;; IF(EXACT([.$F7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82]; &quot;&quot;); &quot;&quot;; IF(EXACT([.$F79]; &quot;&quot;); &quot;Non saisie&quot;; IF(EXACT([.$F7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83]; &quot;&quot;); &quot;&quot;; IF(EXACT([.$F80]; &quot;&quot;); &quot;Non saisie&quot;; IF(EXACT([.$F8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84]; &quot;&quot;); &quot;&quot;; IF(EXACT([.$F81]; &quot;&quot;); &quot;Non saisie&quot;; IF(EXACT([.$F8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85]; &quot;&quot;); &quot;&quot;; IF(EXACT([.$F82]; &quot;&quot;); &quot;Non saisie&quot;; IF(EXACT([.$F8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86]; &quot;&quot;); &quot;&quot;; IF(EXACT([.$F83]; &quot;&quot;); &quot;Non saisie&quot;; IF(EXACT([.$F8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87]; &quot;&quot;); &quot;&quot;; IF(EXACT([.$F84]; &quot;&quot;); &quot;Non saisie&quot;; IF(EXACT([.$F8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88]; &quot;&quot;); &quot;&quot;; IF(EXACT([.$F85]; &quot;&quot;); &quot;Non saisie&quot;; IF(EXACT([.$F8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89]; &quot;&quot;); &quot;&quot;; IF(EXACT([.$F86]; &quot;&quot;); &quot;Non saisie&quot;; IF(EXACT([.$F8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90]; &quot;&quot;); &quot;&quot;; IF(EXACT([.$F87]; &quot;&quot;); &quot;Non saisie&quot;; IF(EXACT([.$F8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91]; &quot;&quot;); &quot;&quot;; IF(EXACT([.$F88]; &quot;&quot;); &quot;Non saisie&quot;; IF(EXACT([.$F8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92]; &quot;&quot;); &quot;&quot;; IF(EXACT([.$F89]; &quot;&quot;); &quot;Non saisie&quot;; IF(EXACT([.$F8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93]; &quot;&quot;); &quot;&quot;; IF(EXACT([.$F90]; &quot;&quot;); &quot;Non saisie&quot;; IF(EXACT([.$F9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94]; &quot;&quot;); &quot;&quot;; IF(EXACT([.$F91]; &quot;&quot;); &quot;Non saisie&quot;; IF(EXACT([.$F9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95]; &quot;&quot;); &quot;&quot;; IF(EXACT([.$F92]; &quot;&quot;); &quot;Non saisie&quot;; IF(EXACT([.$F9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96]; &quot;&quot;); &quot;&quot;; IF(EXACT([.$F93]; &quot;&quot;); &quot;Non saisie&quot;; IF(EXACT([.$F9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97]; &quot;&quot;); &quot;&quot;; IF(EXACT([.$F94]; &quot;&quot;); &quot;Non saisie&quot;; IF(EXACT([.$F9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98]; &quot;&quot;); &quot;&quot;; IF(EXACT([.$F95]; &quot;&quot;); &quot;Non saisie&quot;; IF(EXACT([.$F9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99]; &quot;&quot;); &quot;&quot;; IF(EXACT([.$F96]; &quot;&quot;); &quot;Non saisie&quot;; IF(EXACT([.$F9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100]; &quot;&quot;); &quot;&quot;; IF(EXACT([.$F97]; &quot;&quot;); &quot;Non saisie&quot;; IF(EXACT([.$F9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101]; &quot;&quot;); &quot;&quot;; IF(EXACT([.$F98]; &quot;&quot;); &quot;Non saisie&quot;; IF(EXACT([.$F9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102]; &quot;&quot;); &quot;&quot;; IF(EXACT([.$F99]; &quot;&quot;); &quot;Non saisie&quot;; IF(EXACT([.$F9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103]; &quot;&quot;); &quot;&quot;; IF(EXACT([.$F100]; &quot;&quot;); &quot;Non saisie&quot;; IF(EXACT([.$F10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104]; &quot;&quot;); &quot;&quot;; IF(EXACT([.$F101]; &quot;&quot;); &quot;Non saisie&quot;; IF(EXACT([.$F10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105]; &quot;&quot;); &quot;&quot;; IF(EXACT([.$F102]; &quot;&quot;); &quot;Non saisie&quot;; IF(EXACT([.$F10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106]; &quot;&quot;); &quot;&quot;; IF(EXACT([.$F103]; &quot;&quot;); &quot;Non saisie&quot;; IF(EXACT([.$F10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107]; &quot;&quot;); &quot;&quot;; IF(EXACT([.$F104]; &quot;&quot;); &quot;Non saisie&quot;; IF(EXACT([.$F10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108]; &quot;&quot;); &quot;&quot;; IF(EXACT([.$F105]; &quot;&quot;); &quot;Non saisie&quot;; IF(EXACT([.$F10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109]; &quot;&quot;); &quot;&quot;; IF(EXACT([.$F106]; &quot;&quot;); &quot;Non saisie&quot;; IF(EXACT([.$F10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110]; &quot;&quot;); &quot;&quot;; IF(EXACT([.$F107]; &quot;&quot;); &quot;Non saisie&quot;; IF(EXACT([.$F10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111]; &quot;&quot;); &quot;&quot;; IF(EXACT([.$F108]; &quot;&quot;); &quot;Non saisie&quot;; IF(EXACT([.$F10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112]; &quot;&quot;); &quot;&quot;; IF(EXACT([.$F109]; &quot;&quot;); &quot;Non saisie&quot;; IF(EXACT([.$F10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113]; &quot;&quot;); &quot;&quot;; IF(EXACT([.$F110]; &quot;&quot;); &quot;Non saisie&quot;; IF(EXACT([.$F11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114]; &quot;&quot;); &quot;&quot;; IF(EXACT([.$F111]; &quot;&quot;); &quot;Non saisie&quot;; IF(EXACT([.$F11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115]; &quot;&quot;); &quot;&quot;; IF(EXACT([.$F112]; &quot;&quot;); &quot;Non saisie&quot;; IF(EXACT([.$F11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116]; &quot;&quot;); &quot;&quot;; IF(EXACT([.$F113]; &quot;&quot;); &quot;Non saisie&quot;; IF(EXACT([.$F113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117]; &quot;&quot;); &quot;&quot;; IF(EXACT([.$F114]; &quot;&quot;); &quot;Non saisie&quot;; IF(EXACT([.$F114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118]; &quot;&quot;); &quot;&quot;; IF(EXACT([.$F115]; &quot;&quot;); &quot;Non saisie&quot;; IF(EXACT([.$F115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119]; &quot;&quot;); &quot;&quot;; IF(EXACT([.$F116]; &quot;&quot;); &quot;Non saisie&quot;; IF(EXACT([.$F116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120]; &quot;&quot;); &quot;&quot;; IF(EXACT([.$F117]; &quot;&quot;); &quot;Non saisie&quot;; IF(EXACT([.$F117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121]; &quot;&quot;); &quot;&quot;; IF(EXACT([.$F118]; &quot;&quot;); &quot;Non saisie&quot;; IF(EXACT([.$F118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122]; &quot;&quot;); &quot;&quot;; IF(EXACT([.$F119]; &quot;&quot;); &quot;Non saisie&quot;; IF(EXACT([.$F119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123]; &quot;&quot;); &quot;&quot;; IF(EXACT([.$F120]; &quot;&quot;); &quot;Non saisie&quot;; IF(EXACT([.$F120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124]; &quot;&quot;); &quot;&quot;; IF(EXACT([.$F121]; &quot;&quot;); &quot;Non saisie&quot;; IF(EXACT([.$F121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>
          <table:table-cell table:number-columns-repeated="4"/>
          <table:table-cell table:style-name="ce34" table:formula="of:=IF(EXACT([.$B125]; &quot;&quot;); &quot;&quot;; IF(EXACT([.$F122]; &quot;&quot;); &quot;Non saisie&quot;; IF(EXACT([.$F122]; &quot;Conforme&quot;); &quot;green&quot;; &quot;Non conforme&quot;)))">
            <text:p/>
          </table:table-cell>
          <table:table-cell table:style-name="ce13"/>
          <table:table-cell table:style-name="ce6" table:number-columns-repeated="16378"/>
        </table:table-row>
        <table:table-row table:style-name="ro4" table:number-rows-repeated="6">
          <table:table-cell table:number-columns-repeated="4"/>
          <table:table-cell table:style-name="ce35"/>
          <table:table-cell/>
          <table:table-cell table:style-name="ce6" table:number-columns-repeated="16378"/>
        </table:table-row>
        <table:table-row table:style-name="ro5" table:number-rows-repeated="9757">
          <table:table-cell table:number-columns-repeated="4"/>
          <table:table-cell table:style-name="ce35"/>
          <table:table-cell/>
          <table:table-cell table:style-name="ce6" table:number-columns-repeated="16378"/>
        </table:table-row>
        <table:table-row table:style-name="ro5" table:number-rows-repeated="1038690">
          <table:table-cell table:number-columns-repeated="6"/>
          <table:table-cell table:style-name="ce6" table:number-columns-repeated="16378"/>
        </table:table-row>
        <table:table-row table:style-name="ro5">
          <table:table-cell table:number-columns-repeated="6"/>
          <table:table-cell table:style-name="ce6" table:number-columns-repeated="16378"/>
        </table:table-row>
        <calcext:conditional-formats>
          <calcext:conditional-format calcext:target-range-address="Test_fonctionnel.E4:Test_fonctionnel.E9885">
            <calcext:condition calcext:apply-style-name="cf7" calcext:value="=&quot;Non saisie&quot;" calcext:base-cell-address="Test_fonctionnel.A1"/>
            <calcext:condition calcext:apply-style-name="cf6" calcext:value="=&quot;Non conforme&quot;" calcext:base-cell-address="Test_fonctionnel.A1"/>
            <calcext:condition calcext:apply-style-name="cf5" calcext:value="=&quot;Conforme&quot;" calcext:base-cell-address="Test_fonctionnel.A1"/>
            <calcext:condition calcext:apply-style-name="cf10" calcext:value="=0" calcext:base-cell-address="Test_fonctionnel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41719c" svg:stroke-opacity="100%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family-generic="swiss" style:font-name-asian="Calibri1" style:font-family-asian="Calibri" style:font-name-complex="Calibri1" style:font-family-complex="Calibri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family-generic="swiss" style:font-name-asian="Calibri1" style:font-family-asian="Calibri" style:font-name-complex="Calibri1" style:font-family-complex="Calibri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f1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cf2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cf3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cf4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#ccffcc"/>
      <style:text-properties fo:color="#006600"/>
    </style:style>
    <style:style style:name="cf6" style:family="table-cell" style:parent-style-name="Default" style:data-style-name="N0">
      <style:table-cell-properties fo:background-color="#ffcccc"/>
      <style:text-properties fo:color="#cc0000"/>
    </style:style>
    <style:style style:name="cf7" style:family="table-cell" style:parent-style-name="Default" style:data-style-name="N0">
      <style:table-cell-properties fo:background-color="#808080"/>
      <style:text-properties fo:color="#ffffff"/>
    </style:style>
    <style:style style:name="cf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f9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f10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 style:data-style-name="N2" text:time-value="08:10:51.784273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title/>
    <dc:description/>
    <dc:subject/>
    <meta:initial-creator>Estelle Meret</meta:initial-creator>
    <meta:creation-date>2017-10-20T23:41:04Z</meta:creation-date>
    <dc:date>2025-12-02T08:23:45.620775600</dc:date>
    <meta:editing-cycles>43</meta:editing-cycles>
    <meta:editing-duration>PT1H41M</meta:editing-duration>
    <meta:document-statistic meta:table-count="1" meta:cell-count="152" meta:object-count="0"/>
  </office:meta>
</office:document-meta>
</file>